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556cm" fo:margin-left="-0.217cm" table:align="left" style:writing-mode="lr-tb"/>
    </style:style>
    <style:style style:name="Table1.A" style:family="table-column">
      <style:table-column-properties style:column-width="7.673cm"/>
    </style:style>
    <style:style style:name="Table1.B" style:family="table-column">
      <style:table-column-properties style:column-width="5.329cm"/>
    </style:style>
    <style:style style:name="Table1.C" style:family="table-column">
      <style:table-column-properties style:column-width="3.55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6.556cm" fo:margin-left="-0.217cm" table:align="left" style:writing-mode="lr-tb"/>
    </style:style>
    <style:style style:name="Table2.A" style:family="table-column">
      <style:table-column-properties style:column-width="1.501cm"/>
    </style:style>
    <style:style style:name="Table2.B" style:family="table-column">
      <style:table-column-properties style:column-width="13.002cm"/>
    </style:style>
    <style:style style:name="Table2.C" style:family="table-column">
      <style:table-column-properties style:column-width="2.05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A5"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7"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e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2.621cm" fo:break-before="auto" fo:break-after="auto" table:align="margins"/>
    </style:style>
    <style:style style:name="Table3.A" style:family="table-column">
      <style:table-column-properties style:column-width="3.154cm" style:rel-column-width="16376*"/>
    </style:style>
    <style:style style:name="Table3.B" style:family="table-column">
      <style:table-column-properties style:column-width="4.255cm" style:rel-column-width="22092*"/>
    </style:style>
    <style:style style:name="Table3.C" style:family="table-column">
      <style:table-column-properties style:column-width="2.725cm" style:rel-column-width="14151*"/>
    </style:style>
    <style:style style:name="Table3.D" style:family="table-column">
      <style:table-column-properties style:column-width="2.487cm" style:rel-column-width="12916*"/>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HA.Druckcode">
      <style:paragraph-properties fo:margin-top="0.106cm" fo:margin-bottom="0.106cm"/>
      <style:text-properties fo:color="#000000" style:text-scale="100%"/>
    </style:style>
    <style:style style:name="P2"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fo:color="#000000" style:font-name="Arial" style:font-name-complex="Arial" style:font-weight-complex="bold" fo:hyphenate="false" fo:hyphenation-remain-char-count="2" fo:hyphenation-push-char-count="2"/>
    </style:style>
    <style:style style:name="P3"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style:font-name="Arial" fo:font-weight="bold" style:font-weight-asian="bold" style:font-name-complex="Arial" style:font-weight-complex="bold" fo:hyphenate="false" fo:hyphenation-remain-char-count="2" fo:hyphenation-push-char-count="2"/>
    </style:style>
    <style:style style:name="P4" style:family="paragraph" style:parent-style-name="Standard">
      <style:paragraph-properties fo:margin-top="0cm" fo:margin-bottom="0.388cm" style:line-height-at-least="0.67cm" fo:text-align="justify" style:justify-single-word="false" fo:orphans="0" fo:widows="0" fo:hyphenation-ladder-count="no-limit" style:text-autospace="none" style:snap-to-layout-grid="false">
        <style:tab-stops>
          <style:tab-stop style:position="0.776cm"/>
        </style:tab-stops>
      </style:paragraph-properties>
      <style:text-properties style:font-name="Arial" fo:font-weight="bold" style:font-weight-asian="bold" style:font-name-complex="Arial" style:font-weight-complex="bold" fo:hyphenate="false" fo:hyphenation-remain-char-count="2" fo:hyphenation-push-char-count="2"/>
    </style:style>
    <style:style style:name="P5"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style:font-name="Arial" style:font-name-complex="Arial" style:font-weight-complex="bold" fo:hyphenate="false" fo:hyphenation-remain-char-count="2" fo:hyphenation-push-char-count="2"/>
    </style:style>
    <style:style style:name="P6"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fo:hyphenate="false" fo:hyphenation-remain-char-count="2" fo:hyphenation-push-char-count="2"/>
    </style:style>
    <style:style style:name="P7" style:family="paragraph" style:parent-style-name="Standard">
      <style:paragraph-properties fo:margin-top="0cm" fo:margin-bottom="0.388cm" style:line-height-at-least="0.67cm" fo:orphans="0" fo:widows="0" fo:hyphenation-ladder-count="no-limit" style:text-autospace="none">
        <style:tab-stops>
          <style:tab-stop style:position="0.776cm"/>
        </style:tab-stops>
      </style:paragraph-properties>
      <style:text-properties fo:hyphenate="false" fo:hyphenation-remain-char-count="2" fo:hyphenation-push-char-count="2"/>
    </style:style>
    <style:style style:name="P8" style:family="paragraph" style:parent-style-name="Standard">
      <style:paragraph-properties fo:margin-top="0cm" fo:margin-bottom="0.212cm" fo:line-height="100%"/>
    </style:style>
    <style:style style:name="P9" style:family="paragraph" style:parent-style-name="Standard">
      <style:paragraph-properties fo:margin-top="0cm" fo:margin-bottom="0cm" fo:line-height="100%" fo:text-align="justify" style:justify-single-word="false" style:text-autospace="none">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s>
      </style:paragraph-properties>
      <style:text-properties fo:color="#000000" style:font-name="Arial" style:font-name-complex="Arial" style:text-scale="100%"/>
    </style:style>
    <style:style style:name="P10" style:family="paragraph" style:parent-style-name="Standard">
      <style:paragraph-properties fo:margin-top="0cm" fo:margin-bottom="0cm" style:line-height-at-least="0.423cm" style:text-autospace="none"/>
    </style:style>
    <style:style style:name="P11" style:family="paragraph" style:parent-style-name="Standard">
      <style:paragraph-properties fo:margin-top="0cm" fo:margin-bottom="0cm" style:line-height-at-least="0.423cm" style:text-autospace="none"/>
      <style:text-properties fo:font-variant="normal" fo:text-transform="none" fo:color="#0070c0" style:font-name="Arial" fo:font-size="10.5pt" fo:letter-spacing="normal" fo:language="en" fo:country="US" fo:font-style="normal" fo:font-weight="normal" style:font-size-asian="11pt" style:font-style-asian="normal" style:font-weight-asian="normal" style:font-name-complex="Arial" style:font-size-complex="11pt" style:font-weight-complex="bold"/>
    </style:style>
    <style:style style:name="P12" style:family="paragraph" style:parent-style-name="Standard">
      <style:paragraph-properties fo:margin-top="0cm" fo:margin-bottom="0cm" style:line-height-at-least="0.423cm" style:text-autospace="none"/>
      <style:text-properties fo:font-variant="normal" fo:text-transform="none" fo:color="#0070c0" style:font-name="Arial" fo:letter-spacing="normal" fo:language="en" fo:country="US" fo:font-style="normal" fo:font-weight="normal" style:font-style-asian="normal" style:font-weight-asian="normal" style:font-name-complex="Arial" style:font-weight-complex="bold"/>
    </style:style>
    <style:style style:name="P13" style:family="paragraph" style:parent-style-name="Standard">
      <style:paragraph-properties fo:margin-top="0cm" fo:margin-bottom="0cm" style:line-height-at-least="0.423cm" fo:text-align="center" style:justify-single-word="false" style:text-autospace="none"/>
      <style:text-properties fo:font-variant="normal" fo:text-transform="none" fo:color="#0070c0" style:font-name="Arial" fo:letter-spacing="normal" fo:language="en" fo:country="US" fo:font-style="normal" fo:font-weight="normal" style:font-style-asian="normal" style:font-weight-asian="normal" style:font-name-complex="Arial" style:font-weight-complex="bold"/>
    </style:style>
    <style:style style:name="P14" style:family="paragraph" style:parent-style-name="Standard">
      <style:paragraph-properties fo:margin-top="0.635cm" fo:margin-bottom="0.212cm" fo:line-height="100%" fo:text-align="center" style:justify-single-word="false" style:text-autospace="none">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s>
      </style:paragraph-properties>
      <style:text-properties fo:color="#000000" style:font-name="Arial" fo:font-weight="bold" style:font-weight-asian="bold" style:font-name-complex="Arial" style:text-scale="100%"/>
    </style:style>
    <style:style style:name="P15" style:family="paragraph" style:parent-style-name="Standard">
      <style:paragraph-properties fo:margin-top="0.635cm" fo:margin-bottom="0.212cm" fo:line-height="100%" fo:text-align="justify" style:justify-single-word="false" style:text-autospace="none"/>
      <style:text-properties fo:color="#000000" style:font-name="Arial" fo:font-weight="bold" style:font-weight-asian="bold" style:font-name-complex="Arial" style:text-scale="100%"/>
    </style:style>
    <style:style style:name="P16" style:family="paragraph" style:parent-style-name="Standard">
      <style:paragraph-properties fo:margin-top="0.635cm" fo:margin-bottom="0.212cm" fo:line-height="100%" fo:text-align="center" style:justify-single-word="false" style:text-autospace="none"/>
      <style:text-properties fo:color="#000000" style:font-name="Arial" style:font-name-complex="Arial" style:text-scale="100%"/>
    </style:style>
    <style:style style:name="P17" style:family="paragraph" style:parent-style-name="Standard">
      <style:paragraph-properties fo:margin-top="0.635cm" fo:margin-bottom="0.212cm" style:line-height-at-least="0.423cm" style:text-autospace="none"/>
      <style:text-properties fo:color="#000000" style:font-name="Arial" style:font-name-complex="Arial"/>
    </style:style>
    <style:style style:name="P18" style:family="paragraph" style:parent-style-name="Standard">
      <style:paragraph-properties fo:margin-top="0.635cm" fo:margin-bottom="0.212cm" fo:line-height="100%" fo:text-align="center" style:justify-single-word="false" style:text-autospace="none">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s>
      </style:paragraph-properties>
      <style:text-properties fo:color="#00b050" style:font-name="Arial" fo:font-weight="bold" style:font-weight-asian="bold" style:font-name-complex="Arial" style:text-scale="100%"/>
    </style:style>
    <style:style style:name="P19" style:family="paragraph" style:parent-style-name="Standard">
      <style:paragraph-properties fo:margin-top="0.635cm" fo:margin-bottom="0.212cm" fo:line-height="100%" fo:text-align="center" style:justify-single-word="false" style:text-autospace="none" style:snap-to-layout-grid="false"/>
      <style:text-properties fo:color="#00b050" style:font-name="Arial" style:font-name-complex="Arial" style:text-scale="100%"/>
    </style:style>
    <style:style style:name="P20" style:family="paragraph" style:parent-style-name="Standard">
      <style:paragraph-properties fo:margin-top="0.635cm" fo:margin-bottom="0.212cm" style:line-height-at-least="0.423cm" style:text-autospace="none"/>
    </style:style>
    <style:style style:name="P2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style>
    <style:style style:name="P22" style:family="paragraph" style:parent-style-name="Standard" style:master-page-name="Standard">
      <style:paragraph-properties fo:margin-top="0cm" fo:margin-bottom="0.388cm" style:line-height-at-least="0.67cm" fo:orphans="0" fo:widows="0" style:page-number="auto" style:text-autospace="none">
        <style:tab-stops>
          <style:tab-stop style:position="0.776cm"/>
        </style:tab-stops>
      </style:paragraph-properties>
      <style:text-properties fo:color="#000000" style:font-name="Arial" fo:font-weight="bold" style:font-weight-asian="bold" style:font-name-complex="Arial" style:font-weight-complex="bold"/>
    </style:style>
    <style:style style:name="P23"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fo:color="#000000" style:font-name="Arial" fo:font-weight="bold" style:font-weight-asian="bold" style:font-name-complex="Arial" style:font-weight-complex="bold" fo:hyphenate="false" fo:hyphenation-remain-char-count="2" fo:hyphenation-push-char-count="2"/>
    </style:style>
    <style:style style:name="P24" style:family="paragraph" style:parent-style-name="Standard">
      <style:paragraph-properties fo:margin-top="0.212cm" fo:margin-bottom="0.212cm" style:line-height-at-least="0.423cm" style:text-autospace="none"/>
      <style:text-properties fo:color="#000000" style:font-name="Arial" style:font-name-complex="Arial"/>
    </style:style>
    <style:style style:name="P25" style:family="paragraph" style:parent-style-name="Standard">
      <style:paragraph-properties fo:margin-top="0cm" fo:margin-bottom="0cm" style:line-height-at-least="0.423cm" style:text-autospace="none"/>
      <style:text-properties fo:color="#0070c0" style:font-name="Arial" fo:language="en" fo:country="US" style:font-name-complex="Arial" style:font-weight-complex="bold" style:text-scale="100%"/>
    </style:style>
    <style:style style:name="P26" style:family="paragraph" style:parent-style-name="Standard">
      <style:paragraph-properties fo:margin-top="0cm" fo:margin-bottom="0cm" style:line-height-at-least="0.423cm" style:text-autospace="none"/>
      <style:text-properties fo:font-variant="normal" fo:text-transform="none" fo:color="#0070c0" style:font-name="Arial" fo:font-size="10.5pt" fo:letter-spacing="normal" fo:language="en" fo:country="US" fo:font-style="normal" fo:font-weight="normal" style:font-size-asian="11pt" style:font-style-asian="normal" style:font-weight-asian="normal" style:font-name-complex="Arial" style:font-size-complex="11pt" style:font-weight-complex="bold"/>
    </style:style>
    <style:style style:name="P27" style:family="paragraph" style:parent-style-name="Standard">
      <style:paragraph-properties fo:margin-top="0cm" fo:margin-bottom="0cm" style:line-height-at-least="0.423cm" style:text-autospace="none"/>
      <style:text-properties fo:font-variant="normal" fo:text-transform="none" fo:color="#0070c0" style:font-name="Arial" fo:font-size="11pt" fo:letter-spacing="normal" fo:language="en" fo:country="US" fo:font-style="normal" fo:font-weight="normal" style:font-size-asian="11pt" style:font-style-asian="normal" style:font-weight-asian="normal" style:font-name-complex="Arial" style:font-size-complex="11pt" style:font-weight-complex="bold"/>
    </style:style>
    <style:style style:name="P28" style:family="paragraph" style:parent-style-name="Standard">
      <style:paragraph-properties fo:margin-top="0cm" fo:margin-bottom="0cm" style:line-height-at-least="0.423cm" style:text-autospace="none"/>
      <style:text-properties fo:font-variant="normal" fo:text-transform="none" fo:color="#0070c0" style:font-name="Arial" fo:letter-spacing="normal" fo:language="en" fo:country="US" fo:font-style="normal" fo:font-weight="normal" style:font-style-asian="normal" style:font-weight-asian="normal" style:font-name-complex="Arial" style:font-weight-complex="bold"/>
    </style:style>
    <style:style style:name="P29" style:family="paragraph" style:parent-style-name="Standard">
      <style:paragraph-properties fo:margin-top="0cm" fo:margin-bottom="0cm" style:line-height-at-least="0.423cm" fo:text-align="center" style:justify-single-word="false" style:text-autospace="none"/>
      <style:text-properties fo:font-variant="normal" fo:text-transform="none" fo:color="#0070c0" style:font-name="Arial" fo:letter-spacing="normal" fo:language="en" fo:country="US" fo:font-style="normal" fo:font-weight="normal" style:font-style-asian="normal" style:font-weight-asian="normal" style:font-name-complex="Arial" style:font-weight-complex="bold"/>
    </style:style>
    <style:style style:name="P30" style:family="paragraph" style:parent-style-name="Standard">
      <style:paragraph-properties fo:margin-top="0cm" fo:margin-bottom="0cm" style:line-height-at-least="0.423cm" style:text-autospace="none"/>
    </style:style>
    <style:style style:name="P31" style:family="paragraph" style:parent-style-name="Standard">
      <style:paragraph-properties fo:margin-top="0.635cm" fo:margin-bottom="0.212cm" style:line-height-at-least="0.423cm" style:text-autospace="none"/>
      <style:text-properties fo:color="#000000" style:font-name="Arial" style:font-name-complex="Arial"/>
    </style:style>
    <style:style style:name="P32" style:family="paragraph" style:parent-style-name="Standard">
      <style:paragraph-properties fo:margin-top="0.635cm" fo:margin-bottom="0.212cm" fo:line-height="100%" fo:text-align="center" style:justify-single-word="false" style:text-autospace="none"/>
      <style:text-properties fo:color="#000000" style:font-name="Arial" style:font-name-complex="Arial" style:text-scale="100%"/>
    </style:style>
    <style:style style:name="P33" style:family="paragraph" style:parent-style-name="Standard">
      <style:paragraph-properties fo:margin-top="0.635cm" fo:margin-bottom="0.212cm" fo:line-height="100%" fo:text-align="center" style:justify-single-word="false" style:text-autospace="none" style:snap-to-layout-grid="false"/>
      <style:text-properties fo:color="#00b050" style:font-name="Arial" style:font-name-complex="Arial" style:text-scale="100%"/>
    </style:style>
    <style:style style:name="T1" style:family="text">
      <style:text-properties fo:color="#000000" style:font-name="Arial" style:font-name-complex="Arial"/>
    </style:style>
    <style:style style:name="T2" style:family="text">
      <style:text-properties fo:color="#000000" style:font-name="Arial" style:font-name-complex="Arial" style:font-weight-complex="bold"/>
    </style:style>
    <style:style style:name="T3" style:family="text">
      <style:text-properties fo:color="#000000" style:font-name="Arial" fo:font-weight="bold" style:font-weight-asian="bold" style:font-name-complex="Arial" style:font-weight-complex="bold"/>
    </style:style>
    <style:style style:name="T4" style:family="text">
      <style:text-properties fo:color="#000000" style:font-name="Arial" fo:font-weight="normal" style:font-weight-asian="normal" style:font-name-complex="Arial" style:font-weight-complex="normal"/>
    </style:style>
    <style:style style:name="T5" style:family="text">
      <style:text-properties fo:font-variant="normal" fo:text-transform="none" fo:color="#000000" style:font-name="Arial" fo:font-size="8.5pt" fo:letter-spacing="normal" fo:font-style="normal" fo:font-weight="bold" style:font-size-asian="8.5pt" style:font-style-asian="normal" style:font-weight-asian="bold" style:font-name-complex="Arial" style:font-weight-complex="bold"/>
    </style:style>
    <style:style style:name="T6" style:family="text">
      <style:text-properties fo:font-variant="normal" fo:text-transform="none" fo:color="#0070c0" style:font-name="Arial" fo:font-size="10.5pt" fo:letter-spacing="normal" fo:language="en" fo:country="US" fo:font-style="normal" fo:font-weight="normal" style:font-style-asian="normal" style:font-weight-asian="normal" style:font-name-complex="Arial" style:font-weight-complex="bold"/>
    </style:style>
    <style:style style:name="T7" style:family="text">
      <style:text-properties fo:font-variant="normal" fo:text-transform="none" fo:color="#0070c0" style:font-name="Arial" fo:font-size="11pt" fo:letter-spacing="normal" fo:language="en" fo:country="US" fo:font-style="normal" fo:font-weight="normal" style:font-size-asian="11pt" style:font-style-asian="normal" style:font-weight-asian="normal" style:font-name-complex="Arial" style:font-size-complex="11pt" style:font-weight-complex="bold"/>
    </style:style>
    <style:style style:name="T8" style:family="text">
      <style:text-properties style:font-name="Arial" style:language-asian="en" style:country-asian="US" style:font-name-complex="Arial" style:font-weight-complex="bold"/>
    </style:style>
    <style:style style:name="T9" style:family="text">
      <style:text-properties style:font-name="Arial" fo:font-style="italic" style:language-asian="en" style:country-asian="US" style:font-style-asian="italic" style:font-name-complex="Arial" style:font-weight-complex="bold"/>
    </style:style>
    <style:style style:name="T10" style:family="text">
      <style:text-properties fo:color="#0070c0" style:font-name="Arial" fo:language="en" fo:country="US" style:font-name-complex="Arial" style:font-weight-complex="bold" style:text-scale="100%"/>
    </style:style>
    <style:style style:name="T11" style:family="text">
      <style:text-properties fo:font-size="10.5pt"/>
    </style:style>
    <style:style style:name="T12" style:family="text">
      <style:text-properties style:use-window-font-color="true" style:text-outline="false" style:text-line-through-styl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insendeaufgaben zu PRMAH0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Name: Nguyen</text:p>
          </table:table-cell>
          <table:table-cell table:style-name="Table1.A1" office:value-type="string">
            <text:p text:style-name="P2">Vorname: Yen</text:p>
          </table:table-cell>
          <table:table-cell table:style-name="Table1.C1" office:value-type="string">
            <text:p text:style-name="P3">Ihr Fernlehrer:</text:p>
          </table:table-cell>
        </table:table-row>
        <table:table-row table:style-name="Table1.1">
          <table:table-cell table:style-name="Table1.A1" office:value-type="string">
            <text:p text:style-name="P2">Postleitzahl und Ort:</text:p>
            <text:p text:style-name="P2">81541 München</text:p>
          </table:table-cell>
          <table:table-cell table:style-name="Table1.A1" office:value-type="string">
            <text:p text:style-name="P2">Straße:</text:p>
            <text:p text:style-name="P2">Balanstr. 68</text:p>
          </table:table-cell>
          <table:table-cell table:style-name="Table1.C1" office:value-type="string">
            <text:p text:style-name="P4"/>
          </table:table-cell>
        </table:table-row>
        <table:table-row table:style-name="Table1.1">
          <table:table-cell table:style-name="Table1.A1" office:value-type="string">
            <text:p text:style-name="P6"><text:span text:style-name="T2">Studien-Nr.: </text:span><text:span text:style-name="T5">750060127</text:span></text:p>
          </table:table-cell>
          <table:table-cell table:style-name="Table1.A1" office:value-type="string">
            <text:p text:style-name="P2">Lehrgangs-Nr.: 2880</text:p>
          </table:table-cell>
          <table:table-cell table:style-name="Table1.C1" office:value-type="string">
            <text:p text:style-name="P5">Note:</text:p>
          </table:table-cell>
        </table:table-row>
        <table:table-row table:style-name="Table1.1">
          <table:table-cell table:style-name="Table1.A1" office:value-type="string">
            <text:p text:style-name="P7"><text:span text:style-name="T2">Einsendeaufgabe:</text:span><text:span text:style-name="T3"> PRMAH01</text:span></text:p>
            <text:p text:style-name="P7"><text:span text:style-name="T4">Online-Code: </text:span><text:span text:style-name="T3">PRMAH01-XX1-N01</text:span><text:span text:style-name="T1"> </text:span></text:p>
          </table:table-cell>
          <table:table-cell table:style-name="Table1.A1" office:value-type="string">
            <text:p text:style-name="P6"><text:span text:style-name="T4">Druck-Nr.:</text:span><text:span text:style-name="T3"> 0714 N01</text:span></text:p>
            <text:p text:style-name="P23"/>
          </table:table-cell>
          <table:table-cell table:style-name="Table1.C1" office:value-type="string">
            <text:p text:style-name="P4"/>
          </table:table-cell>
        </table:table-row>
      </table:table>
      <text:p text:style-name="P8"><text:span text:style-name="T8">Füllen Sie das Adressfeld (</text:span><text:span text:style-name="T9">die nicht hinterlegten Felder</text:span><text:span text:style-name="T8">) bitte sorgfältig aus.</text:span></text:p>
      <text:p text:style-name="P9">Bitte versuchen Sie, die vorgegebene Seitenzahl von max. 6 Seiten einzuhalten. Die maximale Seitenzahl bezieht sich auf den Text sowie Abbildungen und Tabellen, nicht aber auf das Deckblatt, Verzeichnisse und Anhänge. </text:p>
      <text:p text:style-name="P9">Bitte schreiben Sie die Lösung in einer vollständigen Gliederung mit Einleitung, Hauptkapiteln und Schlussfolgerung. </text:p>
      <text:p text:style-name="P9">Stellen Sie sich folgende Situation vor: </text:p>
      <text:p text:style-name="P9">Die Geschäftsführung hat entschieden: Die Arbeitsplätze in Ihrem Arbeitsbereich sollen neu gestaltet werden. Räumlichkeiten, Ausstattung, Technikeinsatz und ergonomische Gestaltung der Arbeit (optimale wechselseitige Anpassung zwischen dem Menschen und seinen Arbeitsbedingungen) sollen modernisiert werden. Orientieren Sie sich an Ihrem realen Arbeitsplatz oder an den Arbeitsplätzen in einer Organisation, die Sie gut kennen. Sie sind als Projektleitung benannt worden. Bitte erledigen Sie folgende Aufgaben für dieses Projekt.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Nr.</text:p>
          </table:table-cell>
          <table:table-cell table:style-name="Table2.B1" office:value-type="string">
            <text:p text:style-name="P15">Aufgaben/Lösung<text:bookmark text:name="Column2"/></text:p>
          </table:table-cell>
          <table:table-cell table:style-name="Table2.C1" office:value-type="string">
            <text:p text:style-name="P18">Punkte</text:p>
          </table:table-cell>
        </table:table-row>
        <table:table-row table:style-name="Table2.1">
          <table:table-cell table:style-name="Table2.A1" office:value-type="string">
            <text:p text:style-name="P16">1.</text:p>
          </table:table-cell>
          <table:table-cell table:style-name="Table2.B1" office:value-type="string">
            <text:p text:style-name="P24">Beschreiben Sie kurz die Ist-Situation (Organisation, Arbeitsbereich, Arbeitsplatz, Eckdaten des Projekts) (ca. 0,5 Seiten). </text:p>
            <text:p text:style-name="P25">Die Bürosituation: </text:p>
            <text:p text:style-name="P10"><text:span text:style-name="T10">Sie hat kein eigenes Büro sondern einen Schreibtisch im „Backoffice" (ein Abteil hinter einer Schrankwand, die den Anmeldebereich und das „Backoffice" voneinander trennt). Den Schreibtisch teilt sie sich mit dem Arbeitsplatz, also dem „Büro, unseres Chefs. Der Schreibtisch ist ein einfacher Tisch, mit zwei Schubladen und einem Computer. Der Arbeitsplatz unseres Chefs ist ebenfalls ein einfacher Tisch, der an den Schreibtisch der Praxismanagerin ran geschoben ist. Hinter dem Schreibtisch der Praxismanagerin befindet sich ein Metallschrank für diverse Ordner und Dokumente. Es gibt keinen eigenen Drucker. Um Papiere auszudrucken muss sie immer an den Empfang kommen um sich diese dort zu holen. Es gibt kein Tageslicht, da es im hinteren Bereich keine Fenster gibt. Auch das Telefon hat auf ihrem Schreibtisch keinen Platz. Das steht auf den ein paar Schritte entfernten Computerplätzen an denen die Ärzte sich immer </text:span><text:soft-page-break/><text:span text:style-name="T10">einfinden um ihre Behandlungen einzutragen. Dementsprechend wenig Privatsphäre gibt es auch für vertrauliche Telefonate. Mitarbeiter- oder Personalentwicklungsgespräche etc. müssen aus diesem Grund auch in der Küche durchgeführt werden. Es gibt keinen Besprechungs- oder Seminarraum. </text:span></text:p>
          </table:table-cell>
          <table:table-cell table:style-name="Table2.C1" office:value-type="string">
            <text:p text:style-name="P19"/>
          </table:table-cell>
        </table:table-row>
        <table:table-row table:style-name="Table2.1">
          <table:table-cell table:style-name="Table2.A1" office:value-type="string">
            <text:p text:style-name="P16">2.</text:p>
          </table:table-cell>
          <table:table-cell table:style-name="Table2.B1" office:value-type="string">
            <text:p text:style-name="P17">Führen Sie bitte eine Stakeholderanalyse für das Projekt durch. Entscheiden Sie sich für eine der in Kapitel 2.3.1 dargestellten Vorgehensweisen und wenden Sie diese auf das Projekt an (ca. 1 Seite). </text:p>
            <text:p text:style-name="P11">Stakeholder: </text:p>
            <text:p text:style-name="P11">• Auftraggeber = Chef 1 </text:p>
            <text:p text:style-name="P11">• Projektleitung = Chef 1 / Chef 2 </text:p>
            <text:p text:style-name="P11">• Projektteammitglied 1= Praxismanagerin </text:p>
            <text:p text:style-name="P11">• Projektteammitglied 2 = Oberärztin </text:p>
            <text:p text:style-name="P11">• Projektteammitglied 3 = Teamleiterin Empfang </text:p>
            <text:p text:style-name="P11">• Praxispersonal A </text:p>
            <text:p text:style-name="P11">• Praxispersonal B </text:p>
            <text:p text:style-name="P11">• Praxispersonal C </text:p>
            <text:p text:style-name="P11">• Praxispersonal D </text:p>
            <text:p text:style-name="P11">• Praxispersonal E </text:p>
            <text:p text:style-name="P11">• Praxispersonal F </text:p>
            <text:p text:style-name="P11">• Kunden </text:p>
            <text:p text:style-name="P11"><tex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Stakeholder</text:p>
                </table:table-cell>
                <table:table-cell table:style-name="Table3.A1" office:value-type="string">
                  <text:p text:style-name="P11">Erwartungen</text:p>
                </table:table-cell>
                <table:table-cell table:style-name="Table3.A1" office:value-type="string">
                  <text:p text:style-name="P11">Einstellung</text:p>
                </table:table-cell>
                <table:table-cell table:style-name="Table3.D1" office:value-type="string">
                  <text:p text:style-name="P11">Einfluss</text:p>
                </table:table-cell>
              </table:table-row>
              <table:table-row>
                <table:table-cell table:style-name="Table3.A2" office:value-type="string">
                  <text:p text:style-name="P11">Chef 1 = Auftraggeber/Projektleitung</text:p>
                </table:table-cell>
                <table:table-cell table:style-name="Table3.A2" office:value-type="string">
                  <text:p text:style-name="P11">Möchte, dass der Arbeitsplatz seiner Mitarbeiter dem gestiegenen Arbeitspensum/Zulauf der Praxis angepasst wird</text:p>
                </table:table-cell>
                <table:table-cell table:style-name="Table3.A2" office:value-type="string">
                  <text:p text:style-name="P11">positiv</text:p>
                </table:table-cell>
                <table:table-cell table:style-name="Table3.D2" office:value-type="string">
                  <text:p text:style-name="P11">hoch</text:p>
                </table:table-cell>
              </table:table-row>
              <table:table-row>
                <table:table-cell table:style-name="Table3.A2" office:value-type="string">
                  <text:p text:style-name="P11">Chef 2 = Projektleitung 3</text:p>
                </table:table-cell>
                <table:table-cell table:style-name="Table3.A2" office:value-type="string">
                  <text:p text:style-name="P11">efürchtet, dass die Kosten zu hoch werden und möchte detaillierte Kalkulation </text:p>
                </table:table-cell>
                <table:table-cell table:style-name="Table3.A2" office:value-type="string">
                  <text:p text:style-name="P11">negativ</text:p>
                </table:table-cell>
                <table:table-cell table:style-name="Table3.D2" office:value-type="string">
                  <text:p text:style-name="P11">hoch</text:p>
                </table:table-cell>
              </table:table-row>
              <table:table-row>
                <table:table-cell table:style-name="Table3.A2" office:value-type="string">
                  <text:p text:style-name="P11">Projektteammitglied 1 = Praxismanagerin</text:p>
                </table:table-cell>
                <table:table-cell table:style-name="Table3.A2" office:value-type="string">
                  <text:p text:style-name="P11">Erhofft sich einen <text:s/>Arbeitsplatz, der dem Pensum an anfallenden Arbeiten gerecht wird</text:p>
                  <text:p text:style-name="P11">+ angenehmeres arbeiten</text:p>
                </table:table-cell>
                <table:table-cell table:style-name="Table3.A2" office:value-type="string">
                  <text:p text:style-name="P11">positiv</text:p>
                </table:table-cell>
                <table:table-cell table:style-name="Table3.D2" office:value-type="string">
                  <text:p text:style-name="P11">mittel</text:p>
                </table:table-cell>
              </table:table-row>
              <table:table-row>
                <table:table-cell table:style-name="Table3.A2" office:value-type="string">
                  <text:p text:style-name="P11">Projektteammitglied 2 = Oberärztin (Frau des Chefs)</text:p>
                </table:table-cell>
                <table:table-cell table:style-name="Table3.A2" office:value-type="string">
                  <text:p text:style-name="P11">Möchte, dass vertrauliche Praxisinterna (zB. Mitarbeitergespräche, Banktelefonate) kontrollierter und ohne „Mithörer" stattfinden können </text:p>
                </table:table-cell>
                <table:table-cell table:style-name="Table3.A2" office:value-type="string">
                  <text:p text:style-name="P11">positiv</text:p>
                </table:table-cell>
                <table:table-cell table:style-name="Table3.D2" office:value-type="string">
                  <text:p text:style-name="P11">hoch</text:p>
                </table:table-cell>
              </table:table-row>
              <table:table-row>
                <table:table-cell table:style-name="Table3.A2" office:value-type="string">
                  <text:p text:style-name="P11">Projektteammitglied 3 = Teamleiterin Empfang</text:p>
                </table:table-cell>
                <table:table-cell table:style-name="Table3.A2" office:value-type="string">
                  <text:p text:style-name="P11">Erhofft sich einen reibungsloseren Ablauf in ihrem Arbeitsbereich (eigenes Telefon, eigener Drucker) </text:p>
                </table:table-cell>
                <table:table-cell table:style-name="Table3.A2" office:value-type="string">
                  <text:p text:style-name="P11">positiv</text:p>
                </table:table-cell>
                <table:table-cell table:style-name="Table3.D2" office:value-type="string">
                  <text:p text:style-name="P11">niedrig</text:p>
                </table:table-cell>
              </table:table-row>
              <table:table-row>
                <table:table-cell table:style-name="Table3.A2" office:value-type="string">
                  <text:p text:style-name="P11"><text:soft-page-break/>Praxispersonal A</text:p>
                </table:table-cell>
                <table:table-cell table:style-name="Table3.A2" office:value-type="string">
                  <text:p text:style-name="P11"><text:s text:c="2"/>Keine besonderen Erwartungen </text:p>
                </table:table-cell>
                <table:table-cell table:style-name="Table3.A2" office:value-type="string">
                  <text:p text:style-name="P11">neutral</text:p>
                </table:table-cell>
                <table:table-cell table:style-name="Table3.D2" office:value-type="string">
                  <text:p text:style-name="P11">niedrig</text:p>
                </table:table-cell>
              </table:table-row>
              <table:table-row>
                <table:table-cell table:style-name="Table3.A2" office:value-type="string">
                  <text:p text:style-name="P11">Praxispersonal B </text:p>
                </table:table-cell>
                <table:table-cell table:style-name="Table3.A2" office:value-type="string">
                  <text:p text:style-name="P11">Erhofft sich durch die separate Räumlichkeit Anliegen direkter und offener ansprechen zu können </text:p>
                </table:table-cell>
                <table:table-cell table:style-name="Table3.A2" office:value-type="string">
                  <text:p text:style-name="P11">positiv</text:p>
                </table:table-cell>
                <table:table-cell table:style-name="Table3.D2" office:value-type="string">
                  <text:p text:style-name="P11">niedrig</text:p>
                </table:table-cell>
              </table:table-row>
              <table:table-row>
                <table:table-cell table:style-name="Table3.A2" office:value-type="string">
                  <text:p text:style-name="P11">Praxispersonal C </text:p>
                </table:table-cell>
                <table:table-cell table:style-name="Table3.A2" office:value-type="string">
                  <text:p text:style-name="P11">Keine besonderen Erwartungen </text:p>
                </table:table-cell>
                <table:table-cell table:style-name="Table3.A2" office:value-type="string">
                  <text:p text:style-name="P11">neutral</text:p>
                </table:table-cell>
                <table:table-cell table:style-name="Table3.D2" office:value-type="string">
                  <text:p text:style-name="P11">niedrig</text:p>
                </table:table-cell>
              </table:table-row>
              <table:table-row>
                <table:table-cell table:style-name="Table3.A2" office:value-type="string">
                  <text:p text:style-name="P11">Praxispersonal D</text:p>
                </table:table-cell>
                <table:table-cell table:style-name="Table3.A2" office:value-type="string">
                  <text:p text:style-name="P11">Befürchtet, dass durch das erschließen eines Büroraumes Behandlungszimmer wegfallen, die aber gebraucht werden </text:p>
                </table:table-cell>
                <table:table-cell table:style-name="Table3.A2" office:value-type="string">
                  <text:p text:style-name="P11">negativ</text:p>
                </table:table-cell>
                <table:table-cell table:style-name="Table3.D2" office:value-type="string">
                  <text:p text:style-name="P11">niedrig</text:p>
                </table:table-cell>
              </table:table-row>
              <table:table-row>
                <table:table-cell table:style-name="Table3.A2" office:value-type="string">
                  <text:p text:style-name="P11">Praxispersonal E </text:p>
                </table:table-cell>
                <table:table-cell table:style-name="Table3.A2" office:value-type="string">
                  <text:p text:style-name="P11">Hat ähnliche Befürchtungen wie D </text:p>
                </table:table-cell>
                <table:table-cell table:style-name="Table3.A2" office:value-type="string">
                  <text:p text:style-name="P11">negativ</text:p>
                </table:table-cell>
                <table:table-cell table:style-name="Table3.D2" office:value-type="string">
                  <text:p text:style-name="P11">niedrig</text:p>
                </table:table-cell>
              </table:table-row>
              <table:table-row>
                <table:table-cell table:style-name="Table3.A2" office:value-type="string">
                  <text:p text:style-name="P11">Praxispersonal F</text:p>
                </table:table-cell>
                <table:table-cell table:style-name="Table3.A2" office:value-type="string">
                  <text:p text:style-name="P11">Befürwortet das Projekt nur, wenn neue Räume angebaut und keine Behandlungszimmer „weggenommen" werden </text:p>
                </table:table-cell>
                <table:table-cell table:style-name="Table3.A2" office:value-type="string">
                  <text:p text:style-name="P11">neutral</text:p>
                </table:table-cell>
                <table:table-cell table:style-name="Table3.D2" office:value-type="string">
                  <text:p text:style-name="P11">niedrig</text:p>
                </table:table-cell>
              </table:table-row>
              <table:table-row>
                <table:table-cell table:style-name="Table3.A2" office:value-type="string">
                  <text:p text:style-name="P11">Kunden</text:p>
                </table:table-cell>
                <table:table-cell table:style-name="Table3.A2" office:value-type="string">
                  <text:p text:style-name="P11"><text:s/>Keine besonderen Erwartungen. Sind auch nicht von den Umbauten betroffen oder stehen mit der Praxismanagerin in Kontakt. </text:p>
                </table:table-cell>
                <table:table-cell table:style-name="Table3.A2" office:value-type="string">
                  <text:p text:style-name="P11">neutral</text:p>
                </table:table-cell>
                <table:table-cell table:style-name="Table3.D2" office:value-type="string">
                  <text:p text:style-name="P11">niedrig</text:p>
                </table:table-cell>
              </table:table-row>
            </table:table>
            <text:p text:style-name="P11"/>
            <text:p text:style-name="P27"><text:s/></text:p>
          </table:table-cell>
          <table:table-cell table:style-name="Table2.C1" office:value-type="string">
            <text:p text:style-name="P19"/>
          </table:table-cell>
        </table:table-row>
        <table:table-row table:style-name="Table2.1">
          <table:table-cell table:style-name="Table2.A1" office:value-type="string">
            <text:p text:style-name="P16">3.</text:p>
          </table:table-cell>
          <table:table-cell table:style-name="Table2.B1" office:value-type="string">
            <text:p text:style-name="P17">Stellen Sie ein Projektteam zusammen und begründen Sie die Zusammenstellung (ca. 1 Seite). </text:p>
            <text:p text:style-name="P27">Projektleitung = Chef 1 und Chef 2 </text:p>
            <text:p text:style-name="P27">In erster Linie müssen diese beiden das Projekt finanzieren und entscheiden, welche Um-oder Anbaumaßnahmen getätigt werden sollen. Eine (oder mehrere) neue Räumlichkeiten zu erschließen bedeutet mehr Aufwand als einen vorhandenen Raum umzugestalten. Da dies auch keine Aufgabe ist, die man leicht delegieren kann müssen die Vorgesetzten direkt involviert sein. Auch wenn einer der beiden nicht direkter Befürworter des ganzen ist kann er nicht ausgeschlossen werden. Es gilt hier, eine Einigung zu finden (sei es im Ausmaß der Umbauten oder der Finanzierung). </text:p>
            <text:p text:style-name="P27"/>
            <text:p text:style-name="P27">Projektteammitglied 1= Praxismanagerin </text:p>
            <text:p text:style-name="P27">Da sie die unmittelbar betroffene Person ist um die es geht, muss sie als Leiterin eingesetzt werden. Sie kann so direkt mitbestimmen, wie ihr zukünftiger Arbeitsplatz am effektivsten eingerichtet ist. Außerdem kann sie in Sachen Büroeinrichtung ihre Erfahrungen aus vergangenen Arbeitsplätzen einfließen lassen. </text:p>
            <text:p text:style-name="P27"/>
            <text:p text:style-name="P27">Projektteammitglied 2 = Oberärztin </text:p>
            <text:p text:style-name="P10"><text:span text:style-name="T7">Übernimmt häufig die Mitarbeitergespräche und möchte die </text:span><text:soft-page-break/><text:span text:style-name="T7">Räumlichkeiten dafür nutzen. Die leitet außerdem die Teamsitzungen und hält regelmäßige Vorträge und Seminare für Kolleg*innen welche sie ebenfalls in diesem Büro vorbereiten möchte. </text:span></text:p>
            <text:p text:style-name="P27"/>
            <text:p text:style-name="P27">Projektteammitglied 3 = Teamleitung Empfang </text:p>
            <text:p text:style-name="P27">Übernimmt teilweise die Aufgaben der Praxismanagerin wenn diese Urlaub hat oder ausfällt. Deshalb soll sie ihre Wünsche, Ideen oder Kritiken in die Umstrukturierung des Büros ebenfalls einbringen. </text:p>
            <text:p text:style-name="P27"/>
          </table:table-cell>
          <table:table-cell table:style-name="Table2.C1" office:value-type="string">
            <text:p text:style-name="P19"/>
          </table:table-cell>
        </table:table-row>
        <table:table-row table:style-name="Table2.1">
          <table:table-cell table:style-name="Table2.A5" office:value-type="float" office:value="4">
            <text:p text:style-name="P16">4</text:p>
          </table:table-cell>
          <table:table-cell table:style-name="Table2.B1" office:value-type="string">
            <text:p text:style-name="P20"><text:span text:style-name="T1">Entwerfen Sie einen Projektstrukturplan für Ihr Projekt bis zur Ebene der Arbeitspakete (ca. 1 Seite). </text:span><text:line-break/></text:p>
            <text:p text:style-name="P10"><draw:frame draw:style-name="fr1" draw:name="Object1" text:anchor-type="paragraph" svg:width="12.578cm" svg:height="9.504cm" draw:z-index="0"><draw:object xlink:href="./Object 1" xlink:type="simple" xlink:show="embed" xlink:actuate="onLoad"/><draw:image xlink:href="./ObjectReplacements/Object 1" xlink:type="simple" xlink:show="embed" xlink:actuate="onLoad"/></draw:frame></text:p>
            <text:p text:style-name="P10"/>
          </table:table-cell>
          <table:table-cell table:style-name="Table2.C1" office:value-type="string">
            <text:p text:style-name="P19"/>
          </table:table-cell>
        </table:table-row>
        <table:table-row table:style-name="Table2.1">
          <table:table-cell table:style-name="Table2.A1" office:value-type="string">
            <text:p text:style-name="P16">5.</text:p>
          </table:table-cell>
          <table:table-cell table:style-name="Table2.B1" office:value-type="string">
            <text:p text:style-name="P17">Beschreiben Sie zwei ausgewählte Arbeitspakete aus Ihrem Projektstrukturplan (ca. 1 Seite). </text:p>
            <text:p text:style-name="P12"><text:span text:style-name="T11">Arbeitspaket „Analyse der neuen Räumlichkeiten" </text:span></text:p>
            <text:p text:style-name="P12"><text:span text:style-name="T11"/></text:p>
            <text:p text:style-name="P12"><text:span text:style-name="T11">Zielsetzung: In den neuen Räumlichkeiten soll möglichst wenig in neues Mobiliar investiert werden. Es wird keine neue Technik geben (Computer, Drucker... ) sondern es wird die Technik aus dem alten Büro mit umziehen. Es wird ein Drucker aus einem anderen Teil der Praxis im neuen Büro eingesetzt werden. Das Büro soll allerdings so eingeräumt werden, dass möglichst langfristig keine weiteren Verbesserungsmaßnahmen notwendig sind. </text:span></text:p>
            <text:p text:style-name="P12"><text:span text:style-name="T11"/></text:p>
            <text:p text:style-name="P12"><text:span text:style-name="T11">Tätigkeiten: </text:span></text:p>
            <text:p text:style-name="P12"><text:span text:style-name="T11">• Einholen von Angeboten für Büromobiliar (Schränke, Schreibtisch) </text:span></text:p>
            <text:p text:style-name="P12"><text:span text:style-name="T11">• Besprechung mit dem restlichen Praxispersonal, welcher Drucker entbehrt werden kann </text:span></text:p>
            <text:p text:style-name="P12"><text:span text:style-name="T11">• Ausmessen des neuen Büros </text:span></text:p>
            <text:p text:style-name="P12"><text:span text:style-name="T11">• Neue Anschlüsse für Telefon und Internet müssen gelegt werden </text:span></text:p>
            <text:p text:style-name="P12"><text:soft-page-break/><text:span text:style-name="T11"/></text:p>
            <text:p text:style-name="P12"><text:span text:style-name="T11">Anfangstermin- und Endtermin: 04.05.2020 bis 25.05.2020 </text:span></text:p>
            <text:p text:style-name="P12"><text:span text:style-name="T11"/></text:p>
            <text:p text:style-name="P12"><text:span text:style-name="T11">Personalsonderaufwand: Praxismanagerin, Oberärztin, Externe für Internet und Telefonanschluss (beim Hausmeister fallen solche Arbeiten unter „Routine", Chef entfällt bei der Kostenberechnung da Kostenträger) </text:span></text:p>
            <text:p text:style-name="P12"><text:span text:style-name="T11"/></text:p>
            <text:p text:style-name="P12"><text:span text:style-name="T11">Mitarbeiter: Hausmeister, Praxismanagerin, Chef 1, Oberärztin </text:span></text:p>
            <text:p text:style-name="P12"><text:span text:style-name="T11"/></text:p>
            <text:p text:style-name="P12"><text:span text:style-name="T11">Voraussetzung für den nächsten Schritt „Umzugsplanung": </text:span></text:p>
            <text:p text:style-name="P12"><text:span text:style-name="T11">• Mobiliar muss bestellt sein </text:span></text:p>
            <text:p text:style-name="P12"><text:span text:style-name="T11">• Liefertermin ist bekannt </text:span></text:p>
            <text:p text:style-name="P12"><text:span text:style-name="T11">• Kosten sind kalkuliert </text:span></text:p>
            <text:p text:style-name="P12"><text:span text:style-name="T11"/></text:p>
            <text:p text:style-name="P12"><text:span text:style-name="T11">Arbeitspaket „Ablaufplanung" Zielsetzung: </text:span></text:p>
            <text:p text:style-name="P12"><text:span text:style-name="T11">Der Ablauf soll möglichst reibungslos verlaufen. Der Umzug soll nach einem Tag inkl. Aufbau, Anschluss von Technik und Einräumen abgeschlossen sein. Die Schränke werden einige Tage vor dem Umzugstermin bereits leer gemacht damit sie vorher abgebaut und teilweise schon vor Lieferung der neuen Möbel wieder aufgebaut werden können. </text:span></text:p>
            <text:p text:style-name="P12"><text:span text:style-name="T11"/></text:p>
            <text:p text:style-name="P12"><text:span text:style-name="T11">Tätigkeiten: </text:span></text:p>
            <text:p text:style-name="P12"><text:span text:style-name="T11">• Schränke müssen ausgeräumt werden </text:span></text:p>
            <text:p text:style-name="P12"><text:span text:style-name="T11">• Möbel muss abgebaut werden </text:span></text:p>
            <text:p text:style-name="P12"><text:span text:style-name="T11">• Anschluss für Telefon muss liegen </text:span></text:p>
            <text:p text:style-name="P12"><text:span text:style-name="T11">• Anschluss für Internet muss liegen </text:span></text:p>
            <text:p text:style-name="P12"><text:span text:style-name="T11">• Technik muss abgebaut werden </text:span></text:p>
            <text:p text:style-name="P12"><text:span text:style-name="T11">• Alte Möbel müssen aufgebaut werden </text:span></text:p>
            <text:p text:style-name="P12"><text:span text:style-name="T11"/></text:p>
            <text:p text:style-name="P12"><text:span text:style-name="T11">Anfangs-und Endtermin: 08.06.2020 bis 12.06.2020 (Donnerstag, Feiertag) </text:span></text:p>
            <text:p text:style-name="P12"><text:span text:style-name="T11"/></text:p>
            <text:p text:style-name="P12"><text:span text:style-name="T11">Mitarbeiter: Hausmeister, Praxismanagerin, Chef 1, Chef 2 </text:span></text:p>
            <text:p text:style-name="P12"><text:span text:style-name="T11"/></text:p>
            <text:p text:style-name="P12"><text:span text:style-name="T11">Personalsonderaufwand: Praxismanagerin </text:span></text:p>
            <text:p text:style-name="P12"><text:span text:style-name="T11">(beim Hausmeister fallen solche Arbeiten unter „Routine", bei den Chefs entfällt bei der Kostenberechnung da Kostenträger) </text:span></text:p>
            <text:p text:style-name="P12"><text:span text:style-name="T11">Voraussetzung für den nächsten Schritt „Umzugsdurchführung" </text:span></text:p>
            <text:p text:style-name="P12"><text:span text:style-name="T11">• Liefertermin muss bestätigt sein </text:span></text:p>
            <text:p text:style-name="P12"><text:span text:style-name="T11">• Anschlüsse für Telefon und Internet müssen funktionieren </text:span></text:p>
            <text:p text:style-name="P12"><text:span text:style-name="T11">• Alte Möbel müssen bereits aufgebaut sein </text:span></text:p>
            <text:p text:style-name="P12"><text:span text:style-name="T11">• Technik muss abgebaut sein </text:span></text:p>
            <text:p text:style-name="P12"><text:span text:style-name="T11">• Termin für den Umzugstag muss fest gemacht werden </text:span></text:p>
            <text:p text:style-name="P12"><text:span text:style-name="T11">• „Umzugshelfer" aus dem Personal müssen ausgewählt werden </text:span></text:p>
            <text:p text:style-name="P12"/>
          </table:table-cell>
          <table:table-cell table:style-name="Table2.C1" office:value-type="string">
            <text:p text:style-name="P19"/>
          </table:table-cell>
        </table:table-row>
        <table:table-row table:style-name="Table2.1">
          <table:table-cell table:style-name="Table2.A7" office:value-type="float" office:value="6">
            <text:p text:style-name="P16">6</text:p>
          </table:table-cell>
          <table:table-cell table:style-name="Table2.B7" office:value-type="string">
            <text:p text:style-name="P17">Fassen Sie Ihre Ergebnisse zusammen und ziehen Sie Schlussfolgerungen für das Projekt (ca. 0,5 Seiten). </text:p>
            <text:p text:style-name="P10"><text:span text:style-name="T6">Fazit:</text:span></text:p>
            <text:p text:style-name="P10"><text:span text:style-name="T6">Das Projekt bedarf letzten Endes doch etwas mehr Aufwand als zu Beginn angenommen, setzt man es allerdings ins Verhältnis zum Nutzen sollte es durchgeführt werden. Die momentane Bürosituation stammt aus einer Zeit von drei Ärzten und zwei weiteren Angestellten. Außerdem gab es keinen Mitarbeiter, der ausschließlich mit dem Management und der Buchhaltung beauftragt war. Inzwischen ist die Praxis auf zehn Ärzte und über zwanzig Mitarbeiter angewachsen, was einen massiven buchhalterischen, personellen und kaufmännischen Mehraufwand mit sich bringt. Um diesem gerecht zu werden braucht es einen geeigneten Arbeits-und Ablageplatz, sowie Räumlichkeiten, in denen zu jeder Zeit</text:span> <text:span text:style-name="T6">ungestört Personalgespräche </text:span><text:soft-page-break/><text:span text:style-name="T6">geführt werden können. Dies war zu Anfang, mit nur</text:span> <text:span text:style-name="T6">zwei Mitarbeitern und recht wenig Zeit-und Platzaufwand, in der Personalküche durchaus noch zu bewältigen, ist aber jetzt kein Zustand mehr. Mit dem Wachstum des Personals und des Alltagsgeschäfts muss auch die Abteilung des Managements mitwachsen dürfen. </text:span></text:p>
          </table:table-cell>
          <table:table-cell table:style-name="Table2.C7" office:value-type="string">
            <text:p text:style-name="P19"/>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A.Druckcode" style:family="paragraph">
      <style:paragraph-properties fo:margin-top="1.693cm" fo:margin-bottom="0cm" style:line-height-at-least="0.459cm" fo:orphans="0" fo:widows="0" fo:hyphenation-ladder-count="no-limit" style:text-autospace="none"/>
      <style:text-properties fo:color="#000000" style:font-name="Arial" fo:font-size="11pt" fo:language="de" fo:country="DE" fo:font-weight="bold" style:font-name-asian="Times New Roman" style:font-size-asian="11pt" style:language-asian="zh" style:country-asian="CN" style:font-weight-asian="bold" style:font-name-complex="Arial" style:font-size-complex="11pt" style:language-complex="ar" style:country-complex="SA" style:font-weight-complex="bold" style:text-scale="100%"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color="#000000" style:font-name="Times New Roman" fo:font-size="12pt" style:text-underline-style="none" style:font-size-asian="12pt" style:font-name-complex="Times New Roman" style:font-size-complex="12pt"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80" style:font-name="Times New Roman" fo:font-size="12pt" style:text-underline-style="solid" style:text-underline-width="bold" style:text-underline-color="font-color" style:font-size-asian="12pt" style:font-name-complex="Times New Roman" style:font-size-complex="12pt" style:text-scale="1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20T22:22:39.86</meta:creation-date>
    <dc:date>2020-08-22T05:02:47.37</dc:date>
    <meta:editing-duration>PT23M49S</meta:editing-duration>
    <meta:editing-cycles>2</meta:editing-cycles>
    <meta:generator>OpenOffice/4.2.0$Win32 OpenOffice.org_project/420m1$Build-9800</meta:generator>
    <meta:document-statistic meta:table-count="3" meta:image-count="0" meta:object-count="1" meta:page-count="6" meta:paragraph-count="148" meta:word-count="1349" meta:character-count="9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9pt" style:font-size-asian="9pt" style:font-size-complex="9pt"/>
    </style:style>
    <style:style style:name="P3" style:family="paragraph">
      <style:paragraph-properties fo:text-align="center"/>
      <style:text-properties fo:font-size="12pt" style:font-size-asian="12pt" style:font-size-complex="12pt"/>
    </style:style>
    <style:style style:name="T1" style:family="text">
      <style:text-properties fo:font-size="9pt" style:font-size-asian="9pt" style:font-size-complex="9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10" draw:id="id10" draw:layer="layout" svg:width="7.7cm" svg:height="0.6cm" svg:x="2.6cm" svg:y="1.3cm">
          <text:p text:style-name="P1"><text:span text:style-name="T1">Umzug der alten Büroräumlichkeiten </text:span></text:p>
        </draw:rect>
        <draw:rect draw:style-name="gr1" draw:text-style-name="P2" xml:id="id3" draw:id="id3" draw:layer="layout" svg:width="2.5cm" svg:height="0.6cm" svg:x="1.642cm" svg:y="2.794cm">
          <text:p text:style-name="P1"><text:span text:style-name="T1">Projekt-</text:span></text:p>
          <text:p text:style-name="P1"><text:span text:style-name="T1">innitializieren </text:span></text:p>
        </draw:rect>
        <draw:rect draw:style-name="gr1" draw:text-style-name="P2" xml:id="id1" draw:id="id1" draw:layer="layout" svg:width="2.2cm" svg:height="0.6cm" svg:x="4.7cm" svg:y="2.8cm">
          <text:p text:style-name="P1"><text:span text:style-name="T1">Plannung</text:span></text:p>
        </draw:rect>
        <draw:rect draw:style-name="gr1" draw:text-style-name="P2" xml:id="id5" draw:id="id5" draw:layer="layout" svg:width="2.7cm" svg:height="0.6cm" svg:x="10.5cm" svg:y="2.8cm">
          <text:p text:style-name="P1"><text:span text:style-name="T1">Abschluss</text:span></text:p>
        </draw:rect>
        <draw:connector draw:style-name="gr2" draw:text-style-name="P1" draw:layer="layout" draw:line-skew="0.201cm" svg:x1="4.7cm" svg:y1="3.1cm" svg:x2="4.7cm" svg:y2="5.5cm" draw:start-shape="id1" draw:start-glue-point="3" draw:end-shape="id2" draw:end-glue-point="3" svg:d="M4700 3100h-300v2400h300">
          <text:p/>
        </draw:connector>
        <draw:connector draw:style-name="gr2" draw:text-style-name="P1" draw:layer="layout" draw:line-skew="0.101cm" svg:x1="1.642cm" svg:y1="3.094cm" svg:x2="1.7cm" svg:y2="5.75cm" draw:start-shape="id3" draw:start-glue-point="3" draw:end-shape="id4" draw:end-glue-point="3" svg:d="M1642 3094h-400v2656h458">
          <text:p/>
        </draw:connector>
        <draw:connector draw:style-name="gr2" draw:text-style-name="P1" draw:layer="layout" draw:line-skew="0.101cm" svg:x1="10.5cm" svg:y1="3.1cm" svg:x2="10.5cm" svg:y2="7.45cm" draw:start-shape="id5" draw:start-glue-point="3" draw:end-shape="id6" draw:end-glue-point="3" svg:d="M10500 3100h-400v4350h400">
          <text:p/>
        </draw:connector>
        <draw:rect draw:style-name="gr1" draw:text-style-name="P2" xml:id="id7" draw:id="id7" draw:layer="layout" svg:width="2.3cm" svg:height="1.2cm" svg:x="1.7cm" svg:y="3.7cm">
          <text:p text:style-name="P1"><text:span text:style-name="T1">Projektteam</text:span></text:p>
          <text:p text:style-name="P1"><text:span text:style-name="T1">Festlegen</text:span></text:p>
        </draw:rect>
        <draw:connector draw:style-name="gr2" draw:text-style-name="P1" draw:layer="layout" draw:line-skew="0.101cm" svg:x1="1.642cm" svg:y1="3.094cm" svg:x2="1.7cm" svg:y2="4.3cm" draw:start-shape="id3" draw:start-glue-point="3" draw:end-shape="id7" draw:end-glue-point="3" svg:d="M1642 3094h-400v1206h458">
          <text:p/>
        </draw:connector>
        <draw:rect draw:style-name="gr1" draw:text-style-name="P3" xml:id="id4" draw:id="id4" draw:layer="layout" svg:width="2.3cm" svg:height="1.1cm" svg:x="1.7cm" svg:y="5.2cm">
          <text:p text:style-name="P1"><text:span text:style-name="T1">Projektziele </text:span></text:p>
          <text:p text:style-name="P1"><text:span text:style-name="T1">definieren</text:span><text:span text:style-name="T2"> </text:span></text:p>
        </draw:rect>
        <draw:rect draw:style-name="gr1" draw:text-style-name="P2" xml:id="id15" draw:id="id15" draw:layer="layout" svg:width="2.2cm" svg:height="1.1cm" svg:x="4.8cm" svg:y="8.8cm">
          <text:p text:style-name="P1"><text:span text:style-name="T1">Die Gehneh-</text:span></text:p>
          <text:p text:style-name="P1"><text:span text:style-name="T1">migung holen</text:span></text:p>
        </draw:rect>
        <draw:rect draw:style-name="gr1" draw:text-style-name="P2" xml:id="id9" draw:id="id9" draw:layer="layout" svg:width="2.4cm" svg:height="0.7cm" svg:x="4.7cm" svg:y="3.8cm">
          <text:p text:style-name="P1"><text:span text:style-name="T1">Risikoanalyse</text:span></text:p>
        </draw:rect>
        <draw:rect draw:style-name="gr1" draw:text-style-name="P2" xml:id="id11" draw:id="id11" draw:layer="layout" svg:width="2.2cm" svg:height="0.6cm" svg:x="7.6cm" svg:y="2.8cm">
          <text:p text:style-name="P1"><text:span text:style-name="T1">Durchführung</text:span></text:p>
        </draw:rect>
        <draw:rect draw:style-name="gr1" draw:text-style-name="P2" xml:id="id2" draw:id="id2" draw:layer="layout" svg:width="2.5cm" svg:height="1cm" svg:x="4.7cm" svg:y="5cm">
          <text:p text:style-name="P1"><text:span text:style-name="T1">Ablaufplanung</text:span></text:p>
        </draw:rect>
        <draw:rect draw:style-name="gr1" draw:text-style-name="P2" xml:id="id12" draw:id="id12" draw:layer="layout" svg:width="2.4cm" svg:height="0.6cm" svg:x="10.4cm" svg:y="3.6cm">
          <text:p text:style-name="P1"><text:span text:style-name="T1">Projektbricht</text:span></text:p>
        </draw:rect>
        <draw:rect draw:style-name="gr1" draw:text-style-name="P2" xml:id="id13" draw:id="id13" draw:layer="layout" svg:width="2.6cm" svg:height="0.8cm" svg:x="10.6cm" svg:y="4.5cm">
          <text:p text:style-name="P1"><text:span text:style-name="T1">Protokoll </text:span></text:p>
          <text:p text:style-name="P1"><text:span text:style-name="T1">schreiben</text:span></text:p>
        </draw:rect>
        <draw:rect draw:style-name="gr1" draw:text-style-name="P2" xml:id="id6" draw:id="id6" draw:layer="layout" svg:width="2.7cm" svg:height="0.9cm" svg:x="10.5cm" svg:y="7cm">
          <text:p text:style-name="P1"><text:span text:style-name="T1">Projektabschluss-</text:span></text:p>
          <text:p text:style-name="P1"><text:span text:style-name="T1">Meeting</text:span></text:p>
        </draw:rect>
        <draw:connector draw:style-name="gr2" draw:text-style-name="P1" draw:layer="layout" draw:line-skew="0.059cm" svg:x1="1.642cm" svg:y1="3.094cm" svg:x2="1.7cm" svg:y2="7.25cm" draw:start-shape="id3" draw:start-glue-point="3" draw:end-shape="id8" draw:end-glue-point="3" svg:d="M1642 3094h-442v4156h500">
          <text:p/>
        </draw:connector>
        <draw:connector draw:style-name="gr2" draw:text-style-name="P1" draw:layer="layout" draw:line-skew="0.201cm" svg:x1="4.7cm" svg:y1="3.1cm" svg:x2="4.7cm" svg:y2="4.15cm" draw:start-shape="id1" draw:start-glue-point="3" draw:end-shape="id9" draw:end-glue-point="3" svg:d="M4700 3100h-300v1050h300">
          <text:p/>
        </draw:connector>
        <draw:connector draw:style-name="gr2" draw:text-style-name="P1" draw:layer="layout" draw:line-skew="-0.05cm" svg:x1="6.45cm" svg:y1="1.9cm" svg:x2="8.7cm" svg:y2="2.8cm" draw:start-shape="id10" draw:start-glue-point="2" draw:end-shape="id11" draw:end-glue-point="0" svg:d="M6450 1900v400h2250v500">
          <text:p/>
        </draw:connector>
        <draw:connector draw:style-name="gr2" draw:text-style-name="P1" draw:layer="layout" draw:line-skew="0.201cm" svg:x1="10.5cm" svg:y1="3.1cm" svg:x2="10.4cm" svg:y2="3.9cm" draw:start-shape="id5" draw:start-glue-point="3" draw:end-shape="id12" draw:end-glue-point="3" svg:d="M10500 3100h-400v800h300">
          <text:p/>
        </draw:connector>
        <draw:connector draw:style-name="gr2" draw:text-style-name="P1" draw:layer="layout" draw:line-skew="0.401cm" svg:x1="10.4cm" svg:y1="3.9cm" svg:x2="10.6cm" svg:y2="4.9cm" draw:start-shape="id12" draw:start-glue-point="3" draw:end-shape="id13" draw:end-glue-point="3" svg:d="M10400 3900h-100v1000h300">
          <text:p/>
        </draw:connector>
        <draw:connector draw:style-name="gr2" draw:text-style-name="P1" draw:layer="layout" draw:line-skew="-0.05cm" svg:x1="6.45cm" svg:y1="1.9cm" svg:x2="5.8cm" svg:y2="2.8cm" draw:start-shape="id10" draw:start-glue-point="2" draw:end-shape="id1" draw:end-glue-point="0" svg:d="M6450 1900v400h-650v500">
          <text:p/>
        </draw:connector>
        <draw:connector draw:style-name="gr2" draw:text-style-name="P1" draw:layer="layout" draw:line-skew="0cm -3.401cm -1.601cm" svg:x1="11.85cm" svg:y1="2.8cm" svg:x2="6.45cm" svg:y2="1.9cm" draw:start-shape="id5" draw:start-glue-point="0" draw:end-shape="id10" draw:end-glue-point="2" svg:d="M11850 2800v-501h-1550v1h-3850v-400">
          <text:p/>
        </draw:connector>
        <draw:connector draw:style-name="gr2" draw:text-style-name="P1" draw:layer="layout" draw:line-skew="-0.047cm" svg:x1="6.45cm" svg:y1="1.9cm" svg:x2="2.892cm" svg:y2="2.794cm" draw:start-shape="id10" draw:start-glue-point="2" draw:end-shape="id3" draw:end-glue-point="0" svg:d="M6450 1900v400h-3558v494">
          <text:p/>
        </draw:connector>
        <draw:rect draw:style-name="gr1" draw:text-style-name="P2" xml:id="id14" draw:id="id14" draw:layer="layout" svg:width="2.2cm" svg:height="0.6cm" svg:x="7.6cm" svg:y="3.7cm">
          <text:p text:style-name="P1"><text:span text:style-name="T1">Einführung</text:span></text:p>
        </draw:rect>
        <draw:connector draw:style-name="gr2" draw:text-style-name="P1" draw:layer="layout" draw:line-skew="0.301cm" svg:x1="7.6cm" svg:y1="3.1cm" svg:x2="7.6cm" svg:y2="4cm" draw:start-shape="id11" draw:end-shape="id14" draw:end-glue-point="3" svg:d="M7600 3100h-200v900h200">
          <text:p/>
        </draw:connector>
        <draw:rect draw:style-name="gr1" draw:text-style-name="P2" xml:id="id8" draw:id="id8" draw:layer="layout" svg:width="2.2cm" svg:height="1.1cm" svg:x="1.7cm" svg:y="6.7cm">
          <text:p text:style-name="P1"><text:span text:style-name="T1">Durchführ-</text:span></text:p>
          <text:p text:style-name="P1"><text:span text:style-name="T1">barkeit prüfen</text:span></text:p>
        </draw:rect>
        <draw:connector draw:style-name="gr2" draw:text-style-name="P1" draw:layer="layout" draw:line-skew="0.201cm" svg:x1="4.8cm" svg:y1="9.35cm" svg:x2="4.7cm" svg:y2="3.1cm" draw:start-shape="id15" draw:start-glue-point="3" draw:end-shape="id1" svg:d="M4800 9350h-400v-6250h300">
          <text:p/>
        </draw:connector>
        <draw:rect draw:style-name="gr1" draw:text-style-name="P2" xml:id="id16" draw:id="id16" draw:layer="layout" svg:width="2.5cm" svg:height="0.7cm" svg:x="4.7cm" svg:y="7.8cm">
          <text:p text:style-name="P1"><text:span text:style-name="T1">Budget festlegen</text:span></text:p>
        </draw:rect>
        <draw:rect draw:style-name="gr1" draw:text-style-name="P2" xml:id="id17" draw:id="id17" draw:layer="layout" svg:width="2.6cm" svg:height="1cm" svg:x="4.7cm" svg:y="6.4cm">
          <text:p text:style-name="P1"><text:span text:style-name="T1">Kommunikations-</text:span></text:p>
          <text:p text:style-name="P1"><text:span text:style-name="T1">planerstellen</text:span></text:p>
        </draw:rect>
        <draw:connector draw:style-name="gr2" draw:text-style-name="P1" draw:layer="layout" draw:line-skew="0.401cm" svg:x1="4.7cm" svg:y1="5.5cm" svg:x2="4.7cm" svg:y2="8.15cm" draw:start-shape="id2" draw:start-glue-point="3" draw:end-shape="id16" draw:end-glue-point="3" svg:d="M4700 5500h-100v2650h100">
          <text:p/>
        </draw:connector>
        <draw:connector draw:style-name="gr2" draw:text-style-name="P1" draw:layer="layout" draw:line-skew="0.401cm" svg:x1="4.7cm" svg:y1="5.5cm" svg:x2="4.7cm" svg:y2="6.9cm" draw:start-shape="id2" draw:start-glue-point="3" draw:end-shape="id17" draw:end-glue-point="3" svg:d="M4700 5500h-100v1400h100">
          <text:p/>
        </draw:connector>
        <draw:rect draw:style-name="gr1" draw:text-style-name="P2" xml:id="id18" draw:id="id18" draw:layer="layout" svg:width="2.2cm" svg:height="0.6cm" svg:x="7.6cm" svg:y="4.7cm">
          <text:p text:style-name="P1"><text:span text:style-name="T1">Aufgaben </text:span></text:p>
          <text:p text:style-name="P1"><text:span text:style-name="T1">durchführen</text:span></text:p>
        </draw:rect>
        <draw:rect draw:style-name="gr1" draw:text-style-name="P2" xml:id="id20" draw:id="id20" draw:layer="layout" svg:width="2.2cm" svg:height="1.1cm" svg:x="7.7cm" svg:y="5.7cm">
          <text:p text:style-name="P1"><text:span text:style-name="T1">Abschluss der</text:span></text:p>
          <text:p text:style-name="P1"><text:span text:style-name="T1">Durchführung</text:span></text:p>
        </draw:rect>
        <draw:connector draw:style-name="gr2" draw:text-style-name="P1" xml:id="id19" draw:id="id19" draw:layer="layout" draw:line-skew="0.301cm" svg:x1="7.6cm" svg:y1="3.1cm" svg:x2="7.6cm" svg:y2="5cm" draw:end-shape="id18" draw:end-glue-point="3" svg:d="M7600 3100h-200v1900h200">
          <text:p/>
        </draw:connector>
        <draw:connector draw:style-name="gr2" draw:text-style-name="P1" draw:layer="layout" draw:line-skew="0.501cm 0.501cm" svg:x1="7.6cm" svg:y1="3.1cm" svg:x2="7.7cm" svg:y2="6.25cm" draw:start-shape="id19" draw:start-glue-point="2" draw:end-shape="id20" draw:end-glue-point="3" svg:d="M7600 3100h-200v3150h300">
          <text:p/>
        </draw:connector>
        <draw:rect draw:style-name="gr1" draw:text-style-name="P2" xml:id="id21" draw:id="id21" draw:layer="layout" svg:width="2.6cm" svg:height="0.8cm" svg:x="10.6cm" svg:y="5.7cm">
          <text:p text:style-name="P1"><text:span text:style-name="T1">Bewertung</text:span></text:p>
        </draw:rect>
        <draw:connector draw:style-name="gr2" draw:text-style-name="P1" draw:layer="layout" draw:line-skew="0.201cm" svg:x1="10.4cm" svg:y1="3.9cm" svg:x2="10.6cm" svg:y2="6.1cm" draw:end-shape="id21" draw:end-glue-point="3" svg:d="M10400 3900h-100v2200h300">
          <text:p/>
        </draw:connector>
        <draw:rect draw:style-name="gr1" draw:text-style-name="P2" xml:id="id22" draw:id="id22" draw:layer="layout" svg:width="2.6cm" svg:height="0.9cm" svg:x="10.6cm" svg:y="8.2cm">
          <text:p text:style-name="P1"><text:span text:style-name="T1">Meinung der </text:span></text:p>
          <text:p text:style-name="P1"><text:span text:style-name="T1">Teilnehmer</text:span></text:p>
        </draw:rect>
        <draw:connector draw:style-name="gr2" draw:text-style-name="P1" draw:layer="layout" draw:line-skew="0.301cm" svg:x1="10.5cm" svg:y1="7.45cm" svg:x2="10.6cm" svg:y2="8.65cm" draw:start-shape="id6" draw:start-glue-point="3" draw:end-shape="id22" draw:end-glue-point="3" svg:d="M10500 7450h-200v1200h300">
          <text:p/>
        </draw:connector>
        <draw:rect draw:style-name="gr1" draw:text-style-name="P2" xml:id="id23" draw:id="id23" draw:layer="layout" svg:width="2.2cm" svg:height="1.1cm" svg:x="7.7cm" svg:y="7.1cm">
          <text:p text:style-name="P1"><text:span text:style-name="T1">Kontrollieren </text:span></text:p>
          <text:p text:style-name="P1"><text:span text:style-name="T1">und </text:span></text:p>
          <text:p text:style-name="P1"><text:span text:style-name="T1">Verbesser n</text:span></text:p>
        </draw:rect>
        <draw:connector draw:style-name="gr2" draw:text-style-name="P1" draw:layer="layout" draw:line-skew="0.501cm 0.501cm" svg:x1="7.6cm" svg:y1="3.1cm" svg:x2="7.7cm" svg:y2="7.65cm" draw:start-shape="id19" draw:start-glue-point="2" draw:end-shape="id23" draw:end-glue-point="3" svg:d="M7600 3100h-200v4550h300">
          <text:p/>
        </draw:connector>
        <draw:rect draw:style-name="gr1" draw:text-style-name="P2" xml:id="id24" draw:id="id24" draw:layer="layout" svg:width="2.2cm" svg:height="1.6cm" svg:x="1.7cm" svg:y="8.2cm">
          <text:p text:style-name="P1"><text:span text:style-name="T1">Analyse der</text:span></text:p>
          <text:p text:style-name="P1"><text:span text:style-name="T1">Neuen </text:span></text:p>
          <text:p text:style-name="P1"><text:span text:style-name="T1">Räumlichkeiten</text:span></text:p>
        </draw:rect>
        <draw:connector draw:style-name="gr2" draw:text-style-name="P1" draw:layer="layout" draw:line-skew="0.301cm" svg:x1="1.7cm" svg:y1="7.25cm" svg:x2="1.7cm" svg:y2="9cm" draw:start-shape="id8" draw:start-glue-point="3" draw:end-shape="id24" draw:end-glue-point="3" svg:d="M1700 7250h-200v1750h2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